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99ff" draw:textarea-horizontal-align="justify" draw:textarea-vertical-align="middle" draw:auto-grow-height="false" fo:min-height="2.798cm" fo:min-width="3.437cm"/>
    </style:style>
    <style:style style:name="gr2" style:family="graphic" style:parent-style-name="standard">
      <style:graphic-properties draw:fill-color="#ff6666" draw:opacity="68%" draw:textarea-horizontal-align="justify" draw:textarea-vertical-align="middle" draw:auto-grow-height="false" fo:min-height="2.798cm" fo:min-width="9.025cm"/>
    </style:style>
    <style:style style:name="gr3" style:family="graphic" style:parent-style-name="standard">
      <style:graphic-properties draw:stroke="none" svg:stroke-color="#000000" draw:fill="none" draw:fill-color="#ffffff" fo:min-height="1.401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3.306cm" fo:min-width="0cm"/>
    </style:style>
    <style:style style:name="gr8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85cm"/>
    </style:style>
    <style:style style:name="gr12" style:family="graphic" style:parent-style-name="standard">
      <style:graphic-properties draw:fill-color="#3399ff" draw:textarea-horizontal-align="justify" draw:textarea-vertical-align="middle" draw:auto-grow-height="false" fo:min-height="2.798cm" fo:min-width="4.453cm"/>
    </style:style>
    <style:style style:name="gr13" style:family="graphic" style:parent-style-name="standard">
      <style:graphic-properties draw:fill-color="#ff6666" draw:opacity="68%" draw:textarea-horizontal-align="justify" draw:textarea-vertical-align="middle" draw:auto-grow-height="false" fo:min-height="2.798cm" fo:min-width="6.612cm"/>
    </style:style>
    <style:style style:name="gr14" style:family="graphic" style:parent-style-name="standard">
      <style:graphic-properties draw:stroke="none" svg:stroke-color="#000000" draw:fill="none" draw:fill-color="#ffffff" fo:min-height="1.423cm"/>
    </style:style>
    <style:style style:name="gr15" style:family="graphic" style:parent-style-name="standard">
      <style:graphic-properties draw:stroke="none" svg:stroke-color="#000000" draw:fill="none" draw:fill-color="#ffffff" fo:min-height="0.766cm"/>
    </style:style>
    <style:style style:name="gr16" style:family="graphic" style:parent-style-name="standard">
      <style:graphic-properties draw:fill-color="#b2b2b2" draw:textarea-horizontal-align="justify" draw:textarea-vertical-align="middle" draw:auto-grow-height="false" fo:min-height="2.798cm" fo:min-width="3.437cm"/>
    </style:style>
    <style:style style:name="gr17" style:family="graphic" style:parent-style-name="standard">
      <style:graphic-properties draw:stroke="none" svg:stroke-color="#000000" draw:fill="none" draw:fill-color="#ffffff" fo:min-height="2.504cm"/>
    </style:style>
    <style:style style:name="P1" style:family="paragraph">
      <loext:graphic-properties draw:fill-color="#3399ff"/>
      <style:paragraph-properties fo:text-align="center"/>
    </style:style>
    <style:style style:name="P2" style:family="paragraph">
      <loext:graphic-properties draw:fill-color="#ff6666" draw:opacity="68%"/>
      <style:paragraph-properties fo:text-align="center"/>
    </style:style>
    <style:style style:name="P3" style:family="paragraph">
      <style:paragraph-properties fo:text-align="center"/>
      <style:text-properties fo:color="#3399ff"/>
    </style:style>
    <style:style style:name="P4" style:family="paragraph">
      <loext:graphic-properties draw:fill="none" draw:fill-color="#ffffff"/>
      <style:paragraph-properties fo:text-align="center"/>
      <style:text-properties fo:color="#3399ff"/>
    </style:style>
    <style:style style:name="P5" style:family="paragraph">
      <style:paragraph-properties fo:text-align="center"/>
      <style:text-properties fo:color="#ff6666"/>
    </style:style>
    <style:style style:name="P6" style:family="paragraph">
      <loext:graphic-properties draw:fill="none" draw:fill-color="#ffffff"/>
      <style:paragraph-properties fo:text-align="center"/>
      <style:text-properties fo:color="#ff6666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b2b2b2"/>
      <style:paragraph-properties fo:text-align="center"/>
    </style:style>
    <style:style style:name="T1" style:family="text">
      <style:text-properties fo:color="#3399ff"/>
    </style:style>
    <style:style style:name="T2" style:family="text">
      <style:text-properties fo:color="#ff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048cm" svg:x="1.889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525cm" svg:height="3.048cm" svg:x="5.826cm" svg:y="3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286cm" svg:height="1.673cm" svg:x="2.651cm" svg:y="1.254cm">
          <draw:text-box>
            <text:p text:style-name="P3"><text:span text:style-name="T1">user chunk</text:span></text:p>
          </draw:text-box>
        </draw:frame>
        <draw:frame draw:style-name="gr4" draw:text-style-name="P6" draw:layer="layout" svg:width="2.54cm" svg:height="1.673cm" svg:x="8.874cm" svg:y="1.381cm">
          <draw:text-box>
            <text:p text:style-name="P5"><text:span text:style-name="T2">top chunk</text:span></text:p>
          </draw:text-box>
        </draw:frame>
        <draw:frame draw:style-name="gr5" draw:text-style-name="P8" draw:layer="layout" svg:width="3.048cm" svg:height="0.962cm" draw:transform="rotate (1.5707963267949) translate (5.826cm 6.08cm)">
          <draw:text-box>
            <text:p text:style-name="P7">size</text:p>
          </draw:text-box>
        </draw:frame>
        <draw:frame draw:style-name="gr5" draw:text-style-name="P8" draw:layer="layout" svg:width="3.048cm" svg:height="0.962cm" draw:transform="rotate (1.5707963267949) translate (6.769cm 6.08cm)">
          <draw:text-box>
            <text:p text:style-name="P7">fd</text:p>
          </draw:text-box>
        </draw:frame>
        <draw:frame draw:style-name="gr5" draw:text-style-name="P8" draw:layer="layout" svg:width="3.048cm" svg:height="0.962cm" draw:transform="rotate (1.5707963267949) translate (7.531cm 6.08cm)">
          <draw:text-box>
            <text:p text:style-name="P7">bk</text:p>
          </draw:text-box>
        </draw:frame>
        <draw:frame draw:style-name="gr6" draw:text-style-name="P8" draw:layer="layout" svg:width="4.191cm" svg:height="1.673cm" svg:x="13.192cm" svg:y="6.715cm">
          <draw:text-box>
            <text:p text:style-name="P7">heap</text:p>
            <text:p text:style-name="P7">end</text:p>
          </draw:text-box>
        </draw:frame>
        <draw:custom-shape draw:style-name="gr7" draw:text-style-name="P9" draw:layer="layout" svg:width="0.127cm" svg:height="3.556cm" svg:x="15.351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15.097cm" svg:y1="6.969cm" svg:x2="15.351cm" svg:y2="6.334cm">
          <text:p/>
        </draw:line>
        <draw:path draw:style-name="gr9" draw:text-style-name="P10" draw:layer="layout" svg:width="8.219cm" svg:height="3.759cm" draw:transform="rotate (-0.499338698995578) translate (8.13459161864313cm 2.14385236612112cm)" svg:viewBox="0 0 8220 3760" svg:d="M0 3760c4774 0 8220-3760 8220-3760l-111 61">
          <text:p/>
        </draw:path>
        <draw:line draw:style-name="gr10" draw:text-style-name="P10" draw:layer="layout" svg:x1="14.843cm" svg:y1="6.207cm" svg:x2="15.351cm" svg:y2="6.08cm">
          <text:p/>
        </draw:line>
        <draw:frame draw:style-name="gr11" draw:text-style-name="P8" draw:layer="layout" svg:width="2.159cm" svg:height="1.673cm" svg:x="10.017cm" svg:y="6.461cm">
          <draw:text-box>
            <text:p text:style-name="P7">top</text:p>
            <text:p text:style-name="P7">end</text:p>
          </draw:text-box>
        </draw:frame>
        <draw:custom-shape draw:style-name="gr12" draw:text-style-name="P1" draw:layer="layout" svg:width="4.953cm" svg:height="3.048cm" svg:x="1.889cm" svg:y="11.7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7.112cm" svg:height="3.048cm" svg:x="5.826cm" svg:y="11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286cm" svg:height="1.673cm" svg:x="2.651cm" svg:y="10.017cm">
          <draw:text-box>
            <text:p text:style-name="P3"><text:span text:style-name="T1">user chunk</text:span></text:p>
          </draw:text-box>
        </draw:frame>
        <draw:frame draw:style-name="gr4" draw:text-style-name="P6" draw:layer="layout" svg:width="2.54cm" svg:height="1.673cm" svg:x="8.493cm" svg:y="10.122cm">
          <draw:text-box>
            <text:p text:style-name="P5"><text:span text:style-name="T2">top chunk</text:span></text:p>
          </draw:text-box>
        </draw:frame>
        <draw:line draw:style-name="gr10" draw:text-style-name="P10" draw:layer="layout" svg:x1="5.699cm" svg:y1="11.541cm" svg:x2="6.969cm" svg:y2="11.541cm">
          <text:p/>
        </draw:line>
        <draw:frame draw:style-name="gr14" draw:text-style-name="P11" draw:layer="layout" svg:width="3.048cm" svg:height="1.673cm" svg:x="4.937cm" svg:y="10.398cm">
          <draw:text-box>
            <text:p>overflow</text:p>
          </draw:text-box>
        </draw:frame>
        <draw:frame draw:style-name="gr15" draw:text-style-name="P8" draw:layer="layout" svg:width="3.429cm" svg:height="1.016cm" draw:transform="rotate (1.5707963267949) translate (5.826cm 15.097cm)">
          <draw:text-box>
            <text:p text:style-name="P7">new_size</text:p>
          </draw:text-box>
        </draw:frame>
        <draw:frame draw:style-name="gr5" draw:text-style-name="P8" draw:layer="layout" svg:width="3.048cm" svg:height="0.962cm" draw:transform="rotate (1.5707963267949) translate (6.769cm 14.843cm)">
          <draw:text-box>
            <text:p text:style-name="P7">fd</text:p>
          </draw:text-box>
        </draw:frame>
        <draw:frame draw:style-name="gr5" draw:text-style-name="P8" draw:layer="layout" svg:width="3.048cm" svg:height="0.962cm" draw:transform="rotate (1.5707963267949) translate (7.531cm 14.843cm)">
          <draw:text-box>
            <text:p text:style-name="P7">bk</text:p>
          </draw:text-box>
        </draw:frame>
        <draw:custom-shape draw:style-name="gr7" draw:text-style-name="P9" draw:layer="layout" svg:width="0.127cm" svg:height="3.556cm" svg:x="15.351cm" svg:y="11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15.097cm" svg:y1="15.732cm" svg:x2="15.351cm" svg:y2="15.097cm">
          <text:p/>
        </draw:line>
        <draw:line draw:style-name="gr10" draw:text-style-name="P10" draw:layer="layout" svg:x1="12.43cm" svg:y1="14.97cm" svg:x2="13.065cm" svg:y2="14.843cm">
          <text:p/>
        </draw:line>
        <draw:frame draw:style-name="gr11" draw:text-style-name="P8" draw:layer="layout" svg:width="2.159cm" svg:height="1.673cm" svg:x="8.747cm" svg:y="15.456cm">
          <draw:text-box>
            <text:p text:style-name="P7">top</text:p>
            <text:p text:style-name="P7">end</text:p>
          </draw:text-box>
        </draw:frame>
        <draw:frame draw:style-name="gr6" draw:text-style-name="P8" draw:layer="layout" svg:width="4.191cm" svg:height="1.673cm" svg:x="12.938cm" svg:y="15.71cm">
          <draw:text-box>
            <text:p text:style-name="P7">heap</text:p>
            <text:p text:style-name="P7">end</text:p>
          </draw:text-box>
        </draw:frame>
        <draw:custom-shape draw:style-name="gr16" draw:text-style-name="P12" draw:layer="layout" svg:width="3.937cm" svg:height="3.048cm" svg:x="15.478cm" svg:y="3.032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556cm" svg:height="2.754cm" svg:x="15.605cm" svg:y="3.413cm">
          <draw:text-box>
            <text:p text:style-name="P7">future additional</text:p>
            <text:p text:style-name="P7">heap</text:p>
          </draw:text-box>
        </draw:frame>
        <draw:custom-shape draw:style-name="gr16" draw:text-style-name="P12" draw:layer="layout" svg:width="3.937cm" svg:height="3.048cm" svg:x="15.478cm" svg:y="11.795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3.556cm" svg:height="2.754cm" svg:x="15.605cm" svg:y="12.176cm">
          <draw:text-box>
            <text:p text:style-name="P7">future additional</text:p>
            <text:p text:style-name="P7">heap</text:p>
          </draw:text-box>
        </draw:frame>
        <draw:path draw:style-name="gr9" draw:text-style-name="P10" draw:layer="layout" svg:width="5.834cm" svg:height="3.095cm" draw:transform="rotate (-0.507018147704353) translate (7.83718691658236cm 12.0097513217034cm)" svg:viewBox="0 0 5835 3096" svg:d="M0 3096c2615 0 5835-3096 5835-309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5T14:27:26.878582303</meta:creation-date>
    <dc:date>2018-02-25T14:52:01.226925707</dc:date>
    <meta:editing-duration>PT4M2S</meta:editing-duration>
    <meta:editing-cycles>4</meta:editing-cycles>
    <meta:generator>LibreOffice/5.1.6.2$Linux_X86_64 LibreOffice_project/10m0$Build-2</meta:generator>
    <meta:document-statistic meta:object-count="32"/>
  </office:meta>
</office:document-meta>
</file>